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fo:language="el" fo:country="GR" fo:font-weight="normal" officeooo:rsid="001a010b" officeooo:paragraph-rsid="000c55dd" style:font-size-asian="10pt" style:font-weight-asian="normal" style:font-size-complex="10pt" style:font-weight-complex="normal"/>
    </style:style>
    <style:style style:name="P2" style:family="paragraph" style:parent-style-name="Standard">
      <style:text-properties fo:font-size="10pt" officeooo:paragraph-rsid="00290260" style:font-size-asian="10pt" style:font-size-complex="10pt"/>
    </style:style>
    <style:style style:name="T1" style:family="text">
      <style:text-properties fo:language="el" fo:country="GR" fo:font-style="normal" style:text-underline-style="none" fo:font-weight="normal" officeooo:rsid="00209ac0" style:font-style-asian="normal" style:font-weight-asian="normal" style:font-style-complex="normal" style:font-weight-complex="normal"/>
    </style:style>
    <style:style style:name="T2" style:family="text">
      <style:text-properties fo:language="el" fo:country="GR" fo:font-style="normal" style:text-underline-style="none" fo:font-weight="normal" officeooo:rsid="0020f243" style:font-style-asian="normal" style:font-weight-asian="normal" style:font-style-complex="normal" style:font-weight-complex="normal"/>
    </style:style>
    <style:style style:name="T3" style:family="text">
      <style:text-properties fo:language="el" fo:country="GR" fo:font-style="normal" style:text-underline-style="none" fo:font-weight="normal" officeooo:rsid="00275192" style:font-style-asian="normal" style:font-weight-asian="normal" style:font-style-complex="normal" style:font-weight-complex="normal"/>
    </style:style>
    <style:style style:name="T4" style:family="text">
      <style:text-properties fo:language="el" fo:country="GR" fo:font-style="normal" style:text-underline-style="none" fo:font-weight="normal" officeooo:rsid="0028ddb3" style:font-style-asian="normal" style:font-weight-asian="normal" style:font-style-complex="normal" style:font-weight-complex="normal"/>
    </style:style>
    <style:style style:name="T5" style:family="text">
      <style:text-properties fo:language="el" fo:country="GR" fo:font-style="normal" style:text-underline-style="none" fo:font-weight="normal" officeooo:rsid="002411b5" style:font-style-asian="normal" style:font-weight-asian="normal" style:font-style-complex="normal" style:font-weight-complex="normal"/>
    </style:style>
    <style:style style:name="T6" style:family="text">
      <style:text-properties fo:language="el" fo:country="GR" fo:font-style="normal" style:text-underline-style="none" fo:font-weight="normal" officeooo:rsid="00271f11" style:font-style-asian="normal" style:font-weight-asian="normal" style:font-style-complex="normal" style:font-weight-complex="normal"/>
    </style:style>
    <style:style style:name="T7" style:family="text">
      <style:text-properties fo:language="el" fo:country="GR" fo:font-style="normal" style:text-underline-style="none" fo:font-weight="bold" officeooo:rsid="0022ca6a" style:font-style-asian="normal" style:font-weight-asian="bold" style:font-style-complex="normal" style:font-weight-complex="bold"/>
    </style:style>
    <style:style style:name="T8" style:family="text">
      <style:text-properties fo:language="el" fo:country="GR" fo:font-style="normal" style:text-underline-style="none" fo:font-weight="bold" officeooo:rsid="002411b5" style:font-style-asian="normal" style:font-weight-asian="bold" style:font-style-complex="normal" style:font-weight-complex="bold"/>
    </style:style>
    <style:style style:name="T9" style:family="text">
      <style:text-properties fo:language="el" fo:country="GR" fo:font-style="normal" style:text-underline-style="none" fo:font-weight="bold" officeooo:rsid="00271f11" style:font-style-asian="normal" style:font-weight-asian="bold" style:font-style-complex="normal" style:font-weight-complex="bold"/>
    </style:style>
    <style:style style:name="T10" style:family="text">
      <style:text-properties fo:language="el" fo:country="GR" fo:font-style="normal" style:text-underline-style="solid" style:text-underline-width="auto" style:text-underline-color="font-color" fo:font-weight="normal" officeooo:rsid="00209ac0" style:font-style-asian="normal" style:font-weight-asian="normal" style:font-style-complex="normal" style:font-weight-complex="normal"/>
    </style:style>
    <style:style style:name="T11" style:family="text">
      <style:text-properties fo:language="el" fo:country="GR" fo:font-style="normal" style:text-underline-style="solid" style:text-underline-width="auto" style:text-underline-color="font-color" fo:font-weight="normal" officeooo:rsid="0020f243" style:font-style-asian="normal" style:font-weight-asian="normal" style:font-style-complex="normal" style:font-weight-complex="normal"/>
    </style:style>
    <style:style style:name="T12" style:family="text">
      <style:text-properties fo:language="el" fo:country="GR" fo:font-style="normal" style:text-underline-style="solid" style:text-underline-width="auto" style:text-underline-color="font-color" fo:font-weight="normal" officeooo:rsid="0028ddb3" style:font-style-asian="normal" style:font-weight-asian="normal" style:font-style-complex="normal" style:font-weight-complex="normal"/>
    </style:style>
    <style:style style:name="T13" style:family="text">
      <style:text-properties fo:language="el" fo:country="GR" fo:font-weight="bold" officeooo:rsid="00209ac0" style:font-weight-asian="bold" style:font-weight-complex="bold"/>
    </style:style>
    <style:style style:name="T14" style:family="text">
      <style:text-properties fo:language="el" fo:country="GR" fo:font-weight="bold" officeooo:rsid="001bfdc8" style:font-weight-asian="bold" style:font-weight-complex="bold"/>
    </style:style>
    <style:style style:name="T15" style:family="text">
      <style:text-properties fo:language="el" fo:country="GR" fo:font-weight="bold" officeooo:rsid="001f5884" style:font-weight-asian="bold" style:font-weight-complex="bold"/>
    </style:style>
    <style:style style:name="T16" style:family="text">
      <style:text-properties fo:language="el" fo:country="GR" fo:font-weight="normal" officeooo:rsid="001bfdc8" style:font-weight-asian="normal" style:font-weight-complex="normal"/>
    </style:style>
    <style:style style:name="T17" style:family="text">
      <style:text-properties fo:language="el" fo:country="GR" fo:font-weight="normal" officeooo:rsid="001d1f33" style:font-weight-asian="normal" style:font-weight-complex="normal"/>
    </style:style>
    <style:style style:name="T18" style:family="text">
      <style:text-properties fo:language="el" fo:country="GR" fo:font-weight="normal" officeooo:rsid="001e7017" style:font-weight-asian="normal" style:font-weight-complex="normal"/>
    </style:style>
    <style:style style:name="T19" style:family="text">
      <style:text-properties fo:language="el" fo:country="GR" fo:font-weight="normal" officeooo:rsid="001f5884" style:font-weight-asian="normal" style:font-weight-complex="normal"/>
    </style:style>
    <style:style style:name="T20" style:family="text">
      <style:text-properties fo:language="el" fo:country="GR" style:text-underline-style="solid" style:text-underline-width="auto" style:text-underline-color="font-color" fo:font-weight="normal" officeooo:rsid="001bfdc8" style:font-weight-asian="normal" style:font-weight-complex="normal"/>
    </style:style>
    <style:style style:name="T21" style:family="text">
      <style:text-properties fo:language="el" fo:country="GR" style:text-underline-style="solid" style:text-underline-width="auto" style:text-underline-color="font-color" fo:font-weight="normal" officeooo:rsid="001d1f33" style:font-weight-asian="normal" style:font-weight-complex="normal"/>
    </style:style>
    <style:style style:name="T22" style:family="text">
      <style:text-properties fo:language="el" fo:country="GR" style:text-underline-style="solid" style:text-underline-width="auto" style:text-underline-color="font-color" fo:font-weight="normal" officeooo:rsid="001f5884" style:font-weight-asian="normal" style:font-weight-complex="normal"/>
    </style:style>
    <style:style style:name="T23" style:family="text">
      <style:text-properties fo:language="el" fo:country="GR" style:text-underline-style="solid" style:text-underline-width="auto" style:text-underline-color="font-color" fo:font-weight="normal" officeooo:rsid="00257ce7" style:font-weight-asian="normal" style:font-weight-complex="normal"/>
    </style:style>
    <style:style style:name="T24" style:family="text">
      <style:text-properties fo:language="el" fo:country="GR" style:text-underline-style="solid" style:text-underline-width="auto" style:text-underline-color="font-color" fo:font-weight="normal" officeooo:rsid="00270625" style:font-weight-asian="normal" style:font-weight-complex="normal"/>
    </style:style>
    <style:style style:name="T25" style:family="text">
      <style:text-properties fo:language="el" fo:country="GR" style:text-underline-style="none" fo:font-weight="normal" officeooo:rsid="00257ce7" style:font-weight-asian="normal" style:font-weight-complex="normal"/>
    </style:style>
    <style:style style:name="T26" style:family="text">
      <style:text-properties fo:language="el" fo:country="GR" style:text-underline-style="none" fo:font-weight="normal" officeooo:rsid="00270625" style:font-weight-asian="normal" style:font-weight-complex="normal"/>
    </style:style>
    <style:style style:name="T27" style:family="text">
      <style:text-properties fo:language="en" fo:country="US"/>
    </style:style>
    <style:style style:name="T28" style:family="text">
      <style:text-properties fo:language="en" fo:country="US" fo:font-weight="normal" officeooo:rsid="00209ac0" style:font-weight-asian="normal" style:font-weight-complex="normal"/>
    </style:style>
    <style:style style:name="T29" style:family="text">
      <style:text-properties fo:language="en" fo:country="US" fo:font-weight="normal" officeooo:rsid="001bfdc8" style:font-weight-asian="normal" style:font-weight-complex="normal"/>
    </style:style>
    <style:style style:name="T30" style:family="text">
      <style:text-properties fo:language="en" fo:country="US" fo:font-weight="normal" officeooo:rsid="001d1f33" style:font-weight-asian="normal" style:font-weight-complex="normal"/>
    </style:style>
    <style:style style:name="T31" style:family="text">
      <style:text-properties fo:language="en" fo:country="US" fo:font-weight="normal" officeooo:rsid="001e7017" style:font-weight-asian="normal" style:font-weight-complex="normal"/>
    </style:style>
    <style:style style:name="T32" style:family="text">
      <style:text-properties fo:language="en" fo:country="US" fo:font-weight="normal" officeooo:rsid="001f5884" style:font-weight-asian="normal" style:font-weight-complex="normal"/>
    </style:style>
    <style:style style:name="T33" style:family="text">
      <style:text-properties fo:language="en" fo:country="US" style:text-underline-style="solid" style:text-underline-width="auto" style:text-underline-color="font-color"/>
    </style:style>
    <style:style style:name="T34" style:family="text">
      <style:text-properties fo:language="en" fo:country="US" style:text-underline-style="solid" style:text-underline-width="auto" style:text-underline-color="font-color" officeooo:rsid="001d1f33"/>
    </style:style>
    <style:style style:name="T35" style:family="text">
      <style:text-properties fo:language="en" fo:country="US" style:text-underline-style="solid" style:text-underline-width="auto" style:text-underline-color="font-color" officeooo:rsid="00270625"/>
    </style:style>
    <style:style style:name="T36" style:family="text">
      <style:text-properties fo:language="en" fo:country="US" style:text-underline-style="solid" style:text-underline-width="auto" style:text-underline-color="font-color" officeooo:rsid="001f5884"/>
    </style:style>
    <style:style style:name="T37" style:family="text">
      <style:text-properties fo:language="en" fo:country="US" style:text-underline-style="solid" style:text-underline-width="auto" style:text-underline-color="font-color" fo:font-weight="normal" officeooo:rsid="001bfdc8" style:font-weight-asian="normal" style:font-weight-complex="normal"/>
    </style:style>
    <style:style style:name="T38" style:family="text">
      <style:text-properties fo:language="en" fo:country="US" style:text-underline-style="solid" style:text-underline-width="auto" style:text-underline-color="font-color" fo:font-weight="normal" officeooo:rsid="001d1f33" style:font-weight-asian="normal" style:font-weight-complex="normal"/>
    </style:style>
    <style:style style:name="T39" style:family="text">
      <style:text-properties fo:language="en" fo:country="US" style:text-underline-style="solid" style:text-underline-width="auto" style:text-underline-color="font-color" fo:font-weight="normal" officeooo:rsid="001f5884" style:font-weight-asian="normal" style:font-weight-complex="normal"/>
    </style:style>
    <style:style style:name="T40" style:family="text">
      <style:text-properties fo:language="en" fo:country="US" style:text-underline-style="solid" style:text-underline-width="auto" style:text-underline-color="font-color" fo:font-weight="normal" officeooo:rsid="00270625" style:font-weight-asian="normal" style:font-weight-complex="normal"/>
    </style:style>
    <style:style style:name="T41" style:family="text">
      <style:text-properties fo:language="en" fo:country="US" officeooo:rsid="001d1f33"/>
    </style:style>
    <style:style style:name="T42" style:family="text">
      <style:text-properties fo:language="en" fo:country="US" officeooo:rsid="001e7017"/>
    </style:style>
    <style:style style:name="T43" style:family="text">
      <style:text-properties fo:language="en" fo:country="US" fo:font-weight="bold" style:font-weight-asian="bold" style:font-weight-complex="bold"/>
    </style:style>
    <style:style style:name="T44" style:family="text">
      <style:text-properties fo:language="en" fo:country="US" fo:font-weight="bold" officeooo:rsid="00209ac0" style:font-weight-asian="bold" style:font-weight-complex="bold"/>
    </style:style>
    <style:style style:name="T45" style:family="text">
      <style:text-properties fo:language="en" fo:country="US" fo:font-weight="bold" officeooo:rsid="001f5884" style:font-weight-asian="bold" style:font-weight-complex="bold"/>
    </style:style>
    <style:style style:name="T46" style:family="text">
      <style:text-properties fo:language="en" fo:country="US" fo:font-weight="bold" officeooo:rsid="001bfdc8" style:font-weight-asian="bold" style:font-weight-complex="bold"/>
    </style:style>
    <style:style style:name="T47" style:family="text">
      <style:text-properties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fo:language="en" fo:country="US" fo:font-style="normal" style:text-underline-style="solid" style:text-underline-width="auto" style:text-underline-color="font-color" fo:font-weight="normal" officeooo:rsid="00209ac0" style:font-style-asian="normal" style:font-weight-asian="normal" style:font-style-complex="normal" style:font-weight-complex="normal"/>
    </style:style>
    <style:style style:name="T49" style:family="text">
      <style:text-properties fo:language="en" fo:country="US" fo:font-style="normal" style:text-underline-style="solid" style:text-underline-width="auto" style:text-underline-color="font-color" fo:font-weight="normal" officeooo:rsid="002411b5" style:font-style-asian="normal" style:font-weight-asian="normal" style:font-style-complex="normal" style:font-weight-complex="normal"/>
    </style:style>
    <style:style style:name="T50" style:family="text">
      <style:text-properties fo:language="en" fo:country="US" fo:font-style="normal" style:text-underline-style="solid" style:text-underline-width="auto" style:text-underline-color="font-color" fo:font-weight="normal" officeooo:rsid="0028ddb3" style:font-style-asian="normal" style:font-weight-asian="normal" style:font-style-complex="normal" style:font-weight-complex="normal"/>
    </style:style>
    <style:style style:name="T51" style:family="text">
      <style:text-properties fo:language="en" fo:country="US" fo:font-style="normal" style:text-underline-style="solid" style:text-underline-width="auto" style:text-underline-color="font-color" fo:font-weight="normal" officeooo:rsid="0020f243" style:font-style-asian="normal" style:font-weight-asian="normal" style:font-style-complex="normal" style:font-weight-complex="normal"/>
    </style:style>
    <style:style style:name="T52" style:family="text">
      <style:text-properties fo:language="en" fo:country="US" fo:font-style="normal" style:text-underline-style="solid" style:text-underline-width="auto" style:text-underline-color="font-color" fo:font-weight="normal" officeooo:rsid="00271f11" style:font-style-asian="normal" style:font-weight-asian="normal" style:font-style-complex="normal" style:font-weight-complex="normal"/>
    </style:style>
    <style:style style:name="T53" style:family="text">
      <style:text-properties fo:language="en" fo:country="US" fo:font-style="normal" style:text-underline-style="none" fo:font-weight="normal" style:font-style-asian="normal" style:font-weight-asian="normal" style:font-style-complex="normal" style:font-weight-complex="normal"/>
    </style:style>
    <style:style style:name="T54" style:family="text">
      <style:text-properties fo:language="en" fo:country="US" fo:font-style="normal" style:text-underline-style="none" fo:font-weight="normal" officeooo:rsid="00209ac0" style:font-style-asian="normal" style:font-weight-asian="normal" style:font-style-complex="normal" style:font-weight-complex="normal"/>
    </style:style>
    <style:style style:name="T55" style:family="text">
      <style:text-properties fo:language="en" fo:country="US" fo:font-style="normal" style:text-underline-style="none" fo:font-weight="normal" officeooo:rsid="002411b5" style:font-style-asian="normal" style:font-weight-asian="normal" style:font-style-complex="normal" style:font-weight-complex="normal"/>
    </style:style>
    <style:style style:name="T56" style:family="text">
      <style:text-properties fo:language="en" fo:country="US" fo:font-style="normal" style:text-underline-style="none" fo:font-weight="normal" officeooo:rsid="00275192" style:font-style-asian="normal" style:font-weight-asian="normal" style:font-style-complex="normal" style:font-weight-complex="normal"/>
    </style:style>
    <style:style style:name="T57" style:family="text">
      <style:text-properties fo:language="en" fo:country="US" fo:font-style="normal" style:text-underline-style="none" fo:font-weight="normal" officeooo:rsid="0028ddb3" style:font-style-asian="normal" style:font-weight-asian="normal" style:font-style-complex="normal" style:font-weight-complex="normal"/>
    </style:style>
    <style:style style:name="T58" style:family="text">
      <style:text-properties fo:language="en" fo:country="US" fo:font-style="normal" style:text-underline-style="none" fo:font-weight="normal" officeooo:rsid="0020f243" style:font-style-asian="normal" style:font-weight-asian="normal" style:font-style-complex="normal" style:font-weight-complex="normal"/>
    </style:style>
    <style:style style:name="T59" style:family="text">
      <style:text-properties fo:language="en" fo:country="US" fo:font-style="normal" style:text-underline-style="none" fo:font-weight="normal" officeooo:rsid="00271f11" style:font-style-asian="normal" style:font-weight-asian="normal" style:font-style-complex="normal" style:font-weight-complex="normal"/>
    </style:style>
    <style:style style:name="T60" style:family="text">
      <style:text-properties fo:language="en" fo:country="US" fo:font-style="normal" fo:font-weight="normal" officeooo:rsid="00209ac0" style:font-style-asian="normal" style:font-weight-asian="normal" style:font-style-complex="normal" style:font-weight-complex="normal"/>
    </style:style>
    <style:style style:name="T61" style:family="text">
      <style:text-properties fo:language="en" fo:country="US" style:text-underline-style="none" officeooo:rsid="00270625"/>
    </style:style>
    <style:style style:name="T62" style:family="text">
      <style:text-properties fo:language="en" fo:country="US" style:text-underline-style="none" fo:font-weight="normal" officeooo:rsid="00270625" style:font-weight-asian="normal" style:font-weight-complex="normal"/>
    </style:style>
    <style:style style:name="T63" style:family="text">
      <style:text-properties fo:language="en" fo:country="US" officeooo:rsid="001f5884"/>
    </style:style>
    <style:style style:name="T64" style:family="text">
      <style:text-properties fo:font-style="normal" style:text-underline-style="none" style:font-style-asian="normal" style:font-style-complex="normal"/>
    </style:style>
    <style:style style:name="T65" style:family="text">
      <style:text-properties fo:font-style="normal" style:text-underline-style="none" officeooo:rsid="002411b5" style:font-style-asian="normal" style:font-style-complex="normal"/>
    </style:style>
    <style:style style:name="T66" style:family="text">
      <style:text-properties fo:font-style="normal" style:text-underline-style="none" fo:font-weight="normal" style:font-style-asian="normal" style:font-weight-asian="normal" style:font-style-complex="normal" style:font-weight-complex="normal"/>
    </style:style>
    <style:style style:name="T67" style:family="text">
      <style:text-properties fo:font-style="normal" style:text-underline-style="none" fo:font-weight="normal" officeooo:rsid="002411b5" style:font-style-asian="normal" style:font-weight-asian="normal" style:font-style-complex="normal" style:font-weight-complex="normal"/>
    </style:style>
    <style:style style:name="T68" style:family="text">
      <style:text-properties fo:font-style="normal" style:text-underline-style="none" fo:font-weight="normal" officeooo:rsid="00275192" style:font-style-asian="normal" style:font-weight-asian="normal" style:font-style-complex="normal" style:font-weight-complex="normal"/>
    </style:style>
    <style:style style:name="T69" style:family="text">
      <style:text-properties fo:font-style="normal" style:text-underline-style="none" fo:font-weight="normal" officeooo:rsid="0028ddb3" style:font-style-asian="normal" style:font-weight-asian="normal" style:font-style-complex="normal" style:font-weight-complex="normal"/>
    </style:style>
    <style:style style:name="T7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1" style:family="text">
      <style:text-properties fo:font-style="normal" style:text-underline-style="solid" style:text-underline-width="auto" style:text-underline-color="font-color" fo:font-weight="normal" officeooo:rsid="0028ddb3" style:font-style-asian="normal" style:font-weight-asian="normal" style:font-style-complex="normal" style:font-weight-complex="normal"/>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1d1f33"/>
    </style:style>
    <style:style style:name="T74" style:family="text">
      <style:text-properties style:text-underline-style="solid" style:text-underline-width="auto" style:text-underline-color="font-color" officeooo:rsid="00257ce7"/>
    </style:style>
    <style:style style:name="T75" style:family="text">
      <style:text-properties style:text-underline-style="solid" style:text-underline-width="auto" style:text-underline-color="font-color" officeooo:rsid="00270625"/>
    </style:style>
    <style:style style:name="T76" style:family="text">
      <style:text-properties style:text-underline-style="solid" style:text-underline-width="auto" style:text-underline-color="font-color" officeooo:rsid="001f5884"/>
    </style:style>
    <style:style style:name="T77" style:family="text">
      <style:text-properties officeooo:rsid="001d1f33"/>
    </style:style>
    <style:style style:name="T78" style:family="text">
      <style:text-properties officeooo:rsid="001e7017"/>
    </style:style>
    <style:style style:name="T79" style:family="text">
      <style:text-properties fo:font-weight="bold" style:font-weight-asian="bold" style:font-weight-complex="bold"/>
    </style:style>
    <style:style style:name="T80" style:family="text">
      <style:text-properties fo:font-weight="bold" officeooo:rsid="001f5884" style:font-weight-asian="bold" style:font-weight-complex="bold"/>
    </style:style>
    <style:style style:name="T81" style:family="text">
      <style:text-properties style:text-underline-style="none" officeooo:rsid="00257ce7"/>
    </style:style>
    <style:style style:name="T82" style:family="text">
      <style:text-properties style:text-underline-style="none" officeooo:rsid="00270625"/>
    </style:style>
    <style:style style:name="T83" style:family="text">
      <style:text-properties officeooo:rsid="001f588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4">Διοχέτευση-</text:span><text:span text:style-name="T46">Pipelining</text:span><text:span text:style-name="T29">: </text:span><text:span text:style-name="T16">(</text:span><text:span text:style-name="T20">Στάδια εκτέλεσης εντολών </text:span><text:span text:style-name="T37">MIPS)</text:span><text:span text:style-name="T29">: IF instruction fetc: </text:span><text:span text:style-name="T16">Προσκόμιση εντολής από τη μνήμη, </text:span><text:span text:style-name="T29">ID instruction decode: </text:span><text:span text:style-name="T16">Αποκωδικοποίηση εντολής και ανάγνωση καταχωρητών, ΕΧ</text:span><text:span text:style-name="T29">execute</text:span><text:span text:style-name="T16"> εκτέλεση εντολής ή υπολογισμός διεύθυνσης, ΜΕΜ</text:span><text:span text:style-name="T29"> memory </text:span><text:span text:style-name="T16">Προσπέλαση τελεστέου μνήμης, </text:span><text:span text:style-name="T29">WB write back </text:span><text:span text:style-name="T16">εγγραφή αποτελέσματος σε καταχωρητη. </text:span><text:span text:style-name="T17">(</text:span><text:span text:style-name="T21">Κίνδυνοι διοχέτευσης</text:span><text:span text:style-name="T17">) Γεγονότα που περιορίζουν τη ροή της διοχέτευσης και εμφανίζονται όταν δύο ή περισσότερες εντολές δεν μπορούν να προχωρήσουν παράλληλα 1.Δοκιμοί κίνδυνοι, πολλαπλές εντολές θέλουν να χρησιμοποιήσουν τον ίδιο πόρο υλικού κατά τη διάρκεια του ίδιου κύκλου ρολογιού 2. Κίνδυνοι δεδομένων, η εκτέλεση μιας εντολής εξαρτάται από το αποτέλεσμα μιας προηγούμενης εντολής, η οποία ακόμη δεν έχει λοκληρώσει όλα τα στάδια διοχέτευσης 3. Κίνδυνοι ελέγχου, προκύπτουν από τις εντολές διακλάδωσης, οι οποίες δεν μπορούν να εκτελεστούν καθώς αναμένεται η λοκλήρωση της εκτέλεσης προηγούμενης εντολής. (</text:span><text:span text:style-name="T38">RAW</text:span><text:span text:style-name="T21">)</text:span><text:span text:style-name="T30"> read after write, </text:span><text:span text:style-name="T17">Η αλληλοεπικάλυψη των εντολών σημαίνει ότι μπορεί να απαιτούνται δεδομένα προτού αυτά να είναι διαθέσιμα. Δηλαδή, η ανάγνωση ενός καταχωρητή πρέπει να γίνεται αφού έχει γίνει εγγραφή στον ίδιο καταχωρητή από προηγούμενη εντολή. (</text:span><text:span text:style-name="T21">Αντιμετώπιση των κινδύνων δεδομένων</text:span><text:span text:style-name="T17">) 1.Τεχνικές κατά τη μετάφραση του προγράμματος, 1.1 Αναδιάταξη κώδικα, ο μεταγλωττιστής προσπαθεί να εισάγει ανεξάρτητες εντολές μεταξύ αλληλοεξαρτώμενων εντολών 1.2 Όταν ο μεταγλωττιστής δεν βρει ανεξάρτητες εντολές εισάγει εντολές </text:span><text:span text:style-name="T31">nops 2.</text:span><text:span text:style-name="T18">Τεχνικές </text:span><text:span text:style-name="T31">hardware 2.1</text:span><text:span text:style-name="T18">Εισαγωγή καθυστερήσεων στη διοχέτευση 2.2 Προώθηση Δεδομένων 2.3Το </text:span><text:span text:style-name="T31">hardware </text:span><text:span text:style-name="T18">δρομολογεί δυναμικά εντολές για να αποφύγει κινδύνους </text:span><text:span text:style-name="T31">RAW, </text:span><text:span text:style-name="T18">ενδεχομένως επιτρέποντας την εκτέλεση εντολών εκτός σειράς. 2.4 Εικασία. </text:span><text:span text:style-name="T31">To hardware </text:span><text:span text:style-name="T18">υποθέτει ότι δεν υπάρχει κάποιος κίνδυνος και επιτρέπει σε επόμενες εντολές να διαβάσουν πιθανά μη έγκυρα δεδομένα. Όταν διαπιστώσει ότι υπάρχει πρόβλημα, εκτελεί εκ νέου τις εντολές που χρησιμοποίησαν μη έγκυρα δεδομένα </text:span></text:p>
      <text:p text:style-name="P2"><text:span text:style-name="T15">Μνήμη </text:span><text:span text:style-name="T45">cache</text:span><text:span text:style-name="T32">: (</text:span><text:span text:style-name="T22">Συσχετιστικές μνήμες </text:span><text:span text:style-name="T39">cache</text:span><text:span text:style-name="T32">) -</text:span><text:span text:style-name="T19">Άμεσης απεικόνησης</text:span><text:span text:style-name="T32">, </text:span><text:span text:style-name="T19">το </text:span><text:span text:style-name="T32">block 12 </text:span><text:span text:style-name="T19">μπορεί να τοποθετηθεί μόνο στο </text:span><text:span text:style-name="T32">block 4 (12 mod 8), </text:span><text:span text:style-name="T19">Πλήρως συσχετιστική, το </text:span><text:span text:style-name="T32">block 12 </text:span><text:span text:style-name="T19">μπορεί να τοποθετηθεί οπουδήποτε, Συσχετιστική συνόλου, Το μπλοκ 12 μπορεί να τοποθετηθεί στο σύνολο 0 (</text:span><text:span text:style-name="T32">12 mod 4). </text:span><text:span text:style-name="T23">(Αρχή της τοπικότητας)</text:span><text:span text:style-name="T25"> : -Τα περισσότερα προγράμματα προσπελάζουν ένα μικρό μέρος του συνόλου των διευθύνσεων κάθε φορά *Χρονική τοπικότητα: Εάν γίνει αναφορά σε μια θέση δεδομένων, τότε είναι πιθανόν θα ξαναγίνει αναφορά στην ίδια θέση *Χωρική τοπικότητα: Εάν γίνει αναφορά σε μια θέση δεδομένων, τότε είναι πιθανόν να γίνει σύντομα αναφορά και σε θέσεις γειτονικών διευθύνσεων -Εμπειρικός κανόνας: 90% του χρόνου εκτέλεσης καταναλώνεται στην εκτέλεση του 10% του κώδικα. </text:span><text:span text:style-name="T40">(</text:span><text:span text:style-name="T24">Τοποθέτηση ενός μπλοκ στην </text:span><text:span text:style-name="T40">cache) </text:span><text:span text:style-name="T24">Σε ποια θέση της </text:span><text:span text:style-name="T40">cache </text:span><text:span text:style-name="T24">μπορεί να τοποθετηθεί ένα μπλοκ της κύριας μνήμης;:</text:span><text:span text:style-name="T26"> Υπάρχουν 3 μέθοδοι που μπορούν να χρησιμοποιηθούν: -Αμεση απεικόνιση: Ενα μπλοκ μπορει να τοποθετηθει ακριβώς σε μια συγκεκριμένη θέση της </text:span><text:span text:style-name="T62">cache – cache </text:span><text:span text:style-name="T26">αμεσης απεικόνισης -Πλήρως συσχετιστική: ένα μπλοκ μπορεί να τοποθετηθεί σε οποιαδήποτε θέση της </text:span><text:span text:style-name="T62">cache – </text:span><text:span text:style-name="T26">πλήρως συσχετιστική </text:span><text:span text:style-name="T62">cache -</text:span><text:span text:style-name="T26">Συσχετιστική συνόλου: ένα μπλοκ μπορεί να τοποθετηθεί σε έναν καθορισμένα αριθμό θέσεων της </text:span><text:span text:style-name="T62">cache – </text:span><text:span text:style-name="T26">συσχετιστική </text:span><text:span text:style-name="T62">cache </text:span><text:span text:style-name="T26">συνόλου </text:span></text:p>
      <text:p text:style-name="P2"><text:span text:style-name="T13">Βελτιστοποίηση απόδοσης </text:span><text:span text:style-name="T44">cache:</text:span><text:span text:style-name="T28"> </text:span><text:span text:style-name="T60">(</text:span><text:span text:style-name="T48">AMAT):</text:span><text:span text:style-name="T54"> </text:span><text:span text:style-name="T1">Ένα σημαντικό μέτρο για να μετρήσουμε την απόδοση εντός συστήματος ιεραρχίας μνήμης είναι ο μέσος χρόνος προσπέλασης της μνήμης </text:span><text:span text:style-name="T54">AMAT (Average Memory Access Time): </text:span><text:span text:style-name="T1">ΑΜΑΤ = χρονος ευστοχίας + ποσοστό αστοχίας * ποινή αστοχίας. 1. Χρόνος ευστοχίας: Ο χρόνος για την προσπέλαση του υψηλότερου επιπέδου στην ιεραρχία, συν το χρόνο που χρειάζεται για να προσδιοριστεί αν η προσπέλαση είναι ευστοχία ή αστοχία 2.Ποσοστό αστοχία, αστοχίες(ευστοχίες+αστοχίες) 3.Ποινή αστοχία</text:span><text:span text:style-name="T2">ς</text:span><text:span text:style-name="T1">: Ο χρόνος για την προσκόμιση ενός μπλοκ σε ένα επιπέδο ιεραρχίας της μνήμης από ένα χαμηλότερο, συν το χρόνο για την προσπέλαση του μπλοκ. </text:span><text:span text:style-name="T10">Ασκηση</text:span><text:span text:style-name="T1"> ΑΜΑΤ = κυκλος ρολογοιου+ποσοστό αστοχία * ποινή αστοχία = κύκλοι <text:s/>= 2</text:span><text:span text:style-name="T54">ns </text:span><text:span text:style-name="T1">ανά εντολ</text:span><text:span text:style-name="T2">ής. </text:span><text:span text:style-name="T11">Είδη αστοχιών της </text:span><text:span text:style-name="T51">cache – </text:span><text:span text:style-name="T11">τα 3 </text:span><text:span text:style-name="T51">c: </text:span><text:span text:style-name="T58"><text:s/></text:span><text:span text:style-name="T2">1.Υποχρεωτικές </text:span><text:span text:style-name="T58">Compulsory, </text:span><text:span text:style-name="T2">Η πρώτη προσπέλαση σε ένα μπλοκ. Το μπλοκ πρέπει να μεταφερθεί από τα χαμηλότερα επίπεδα της ιεραρχίας και να τοποθετηθεί στην </text:span><text:span text:style-name="T58">cache 2. </text:span><text:span text:style-name="T2">Χωρητικότητας </text:span><text:span text:style-name="T58">Capacity, </text:span><text:span text:style-name="T2">όταν η </text:span><text:span text:style-name="T58">cache </text:span><text:span text:style-name="T2">δεν μπορεί να χωρέσει όλα τα μπλοκς του απαιτούνται για την εκτέλεση ενός προγραμματος, </text:span><text:span text:style-name="T58">3 </text:span><text:span text:style-name="T2">Σύγκρουσης </text:span><text:span text:style-name="T58">Conflict </text:span><text:span text:style-name="T2">Συμβαίνουν στις οργαώνεις άμεσης απεικόνισης και συσχετιστικής συνόλου της </text:span><text:span text:style-name="T58">cache, </text:span><text:span text:style-name="T2">επειδή πολλά μπλοκς απεικονίζονται στο ίδιο σύνολο. Δηλαδή ένα μπλοκ μπορει να απορριφτει απ καποιο αλλο και σύντομα να το ξαναχρειαστούμε. </text:span></text:p>
      <text:p text:style-name="P2"><text:span text:style-name="T7">Τεχνολογίες Κύριας Μνήμης: </text:span><text:span text:style-name="T49">SRAM:</text:span><text:span text:style-name="T55"> -</text:span><text:span text:style-name="T5">Χρησιμοποιείται για μνήμες </text:span><text:span text:style-name="T55">cache -</text:span><text:span text:style-name="T5">Απαιτούνται 6 τρανζίστορ ανα </text:span><text:span text:style-name="T55">bit *</text:span><text:span text:style-name="T5">Υψηλό κόστος κατασκευής *Πολύπλοκο κύκλο και δεν επιτρέπεται μεγάλη ολοκλήρωση -Πολύ γρήγορη -Στατική: τα περιεχόμενα <text:s/>παραμένουν μέχρι να διακοπεί το ρεύμα -Αξιόπιστη:Ανεπηρέαστη σε ηλεκτρικές και περιβαλλοντικές διαταραχές. </text:span><text:span text:style-name="T49">DRAM</text:span><text:span text:style-name="T55">: -</text:span><text:span text:style-name="T5">Καταναλώνει λιγότερη ισχύ από την ΣΡΑΜ -Εχει μεγαλύτερη χωρητικότητα από την ΣΡΑΜ -Απαιτούνται 1 τρανζίστορ και 1 πυκνωτής ανα βιτ *Μικρότερο Κόστος κατασκευής *Μεγαλύτερη Πυκνότητα -Πιο αργή από την ΣΡΑΜ *λόγω του πυκνοτή *χρόνος προσπέλασης 60</text:span><text:span text:style-name="T55">ns -</text:span><text:span text:style-name="T5">Δυναμική: Χρειάζεται περιοδική ανανέωση.</text:span></text:p>
      <text:p text:style-name="P2"><text:span text:style-name="T8">Κ</text:span><text:span text:style-name="T9">ατηγορίες Αρχιτεκτονικών Συνόλου Εντολών:</text:span><text:span text:style-name="T6"> </text:span><text:span text:style-name="T52">RISC</text:span><text:span text:style-name="T59">: </text:span><text:span text:style-name="T6">Απλοποιημένες αρχιτεκτονικές συνόλου εντολών </text:span><text:span text:style-name="T59">Reduced Instruction Set Computer ISAs </text:span><text:span text:style-name="T6">π.χ. </text:span><text:span text:style-name="T59">MIPS, ARM -</text:span><text:span text:style-name="T6">Απλές και σταθερού μήκους εντολές -Λίγοι κύκλοι ρολογιού ανά εντολή (στα συν) -Αρκετές εντολές ανά μεταφρασμένα πρόγραμμα(στα πλην) *Μπορεί να αντιμετωπιστεί από τις βελτιστοποιημένες εκδόσεις των μεταγλωττιστών -Μεγάλη απόδοση,ταχύτερη εκτέλεση εντολών. </text:span><text:span text:style-name="T52">CISC</text:span><text:span text:style-name="T59">: </text:span><text:span text:style-name="T6">Πολύπλοκες Αρχιτεκτονικές Συνόλου Εντολών </text:span><text:span text:style-name="T59">Complex Instruction Set Computer ISAs </text:span><text:span text:style-name="T6">πχ. </text:span><text:span text:style-name="T59">Intel x86, VAX, -</text:span><text:span text:style-name="T6">Πολύπλοκες και μεταβλητού μήκους εντολές -Λίγες εντολές ανά μεταφρασμένα πρόγραμμα (στα συν) -Πολλοί κύκλοι ρολογιού </text:span><text:span text:style-name="T3">ανά επιλογή (στα πλην) *Μπορεί να αντιεμτωπιστεί με την εξέλιξη της τεχνολογίας -Πλέον το υλικό μεταφράζει τις </text:span><text:span text:style-name="T56">CISC </text:span><text:span text:style-name="T3">εντολές σε απλούστερες τύπου </text:span><text:span text:style-name="T56">RISC </text:span><text:span text:style-name="T3">μικρολειτουργίες. </text:span><text:span text:style-name="T50">(</text:span><text:span text:style-name="T12">Μήκος Εντολών)</text:span><text:span text:style-name="T57">: -</text:span><text:span text:style-name="T4">Σταθερό(πχ. </text:span><text:span text:style-name="T57">Alpha, ARM, MIPS) * </text:span><text:span text:style-name="T4">Συνήθως είναι 32 </text:span><text:span text:style-name="T57">bits *</text:span><text:span text:style-name="T4">Διευκολύνει τη διοχέτευση *Σπατάλη χώρου μνήμης **Μεγαλύτερα προγράμματα -Μεταβλητό(πχ </text:span><text:span text:style-name="T57">Intel x86,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01T11:15:52.077000000</meta:creation-date>
    <meta:generator>LibreOffice/6.3.4.2$Windows_x86 LibreOffice_project/60da17e045e08f1793c57c00ba83cdfce946d0aa</meta:generator>
    <dc:date>2020-02-02T11:51:15.656000000</dc:date>
    <meta:editing-duration>PT4H16M33S</meta:editing-duration>
    <meta:editing-cycles>29</meta:editing-cycles>
    <meta:document-statistic meta:table-count="0" meta:image-count="0" meta:object-count="0" meta:page-count="1" meta:paragraph-count="5" meta:word-count="842" meta:character-count="6091" meta:non-whitespace-character-count="5243"/>
  </office:meta>
</office:document-meta>
</file>